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320AE4C6D15678DCA2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eeeeee" draw:fill="none" draw:fill-color="#eeeeee" draw:textarea-horizontal-align="left" draw:auto-grow-height="true" draw:auto-grow-width="false" fo:min-height="2.96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6.36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text-properties fo:color="#ffffff" loext:opacity="100%" loext:color-lum-mod="100%" loext:color-lum-off="0%" style:font-name="Z003" fo:font-size="42pt" style:font-size-asian="42pt" style:font-size-complex="42pt"/>
    </style:style>
    <style:style style:name="P4" style:family="paragraph">
      <loext:graphic-properties draw:fill="none" draw:fill-color="#ffffff"/>
      <style:text-properties fo:color="#ffffff" loext:opacity="100%" loext:color-lum-mod="100%" loext:color-lum-off="0%" style:font-name="Chilanka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Lato Black" fo:font-size="32pt" style:font-size-asian="32pt" style:font-size-complex="32pt"/>
    </style:style>
    <style:style style:name="T2" style:family="text">
      <style:text-properties fo:color="#ffffff" loext:opacity="100%" style:font-name="Chilank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71cm" svg:height="3.742cm" svg:x="12.065cm" svg:y="4.135cm">
          <draw:image xlink:href="Pictures/100000010000032000000320AE4C6D15678DCA22.png" xlink:type="simple" xlink:show="embed" xlink:actuate="onLoad" draw:mime-type="image/png">
            <text:p/>
          </draw:image>
        </draw:frame>
        <draw:frame draw:style-name="gr3" draw:text-style-name="P3" draw:layer="layout" svg:width="6.685cm" svg:height="3.215cm" svg:x="11.26cm" svg:y="7.889cm">
          <draw:text-box>
            <text:p><text:span text:style-name="T1">Skynet OS</text:span></text:p>
          </draw:text-box>
        </draw:frame>
        <draw:frame draw:style-name="gr4" draw:text-style-name="P4" draw:layer="layout" svg:width="6.86cm" svg:height="0.95cm" svg:x="11.483cm" svg:y="9.018cm">
          <draw:text-box>
            <text:p><text:span text:style-name="T2">Ultra-secure Linux O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01:28.392451240</meta:creation-date>
    <dc:date>2023-11-01T16:02:14.395605545</dc:date>
    <meta:editing-duration>PT15M35S</meta:editing-duration>
    <meta:editing-cycles>10</meta:editing-cycles>
    <meta:generator>LibreOffice/7.5.7.1$Linux_X86_64 LibreOffice_project/50$Build-1</meta:generator>
    <meta:document-statistic meta:object-count="27"/>
  </office:meta>
</office:document-meta>
</file>